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7c0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7c0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7c0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7c0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7c0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7c0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7c0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7c0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7c0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7c0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7c0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7c0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7c0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7c0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7c0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7c0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7c0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esùs Alfonso Bolìvar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7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0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rmando Gregorio Bolìv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30195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6.1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2" meta:non-whitespace-character-count="996"/>
    <meta:template xlink:type="simple" xlink:actuate="onRequest" xlink:title="Normal" xlink:href=""/>
  </office:meta>
</office:document-meta>
</file>